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cae82" officeooo:paragraph-rsid="001cae82" style:font-weight-asian="bold" style:font-weight-complex="bold"/>
    </style:style>
    <style:style style:name="P2" style:family="paragraph" style:parent-style-name="Standard">
      <style:text-properties fo:font-weight="bold" officeooo:rsid="001dd902" officeooo:paragraph-rsid="001dd902" style:font-weight-asian="bold" style:font-weight-complex="bold"/>
    </style:style>
    <style:style style:name="P3" style:family="paragraph" style:parent-style-name="Standard">
      <style:text-properties fo:font-weight="bold" officeooo:rsid="001ebc4b" officeooo:paragraph-rsid="001ebc4b" style:font-weight-asian="bold" style:font-weight-complex="bold"/>
    </style:style>
    <style:style style:name="P4" style:family="paragraph" style:parent-style-name="Standard">
      <style:text-properties fo:font-weight="bold" officeooo:rsid="0022aa54" officeooo:paragraph-rsid="0022aa54" style:font-weight-asian="bold" style:font-weight-complex="bold"/>
    </style:style>
    <style:style style:name="P5" style:family="paragraph" style:parent-style-name="Standard">
      <style:text-properties fo:font-weight="normal" officeooo:rsid="00236387" officeooo:paragraph-rsid="00236387" style:font-weight-asian="normal" style:font-weight-complex="normal"/>
    </style:style>
    <style:style style:name="P6" style:family="paragraph" style:parent-style-name="Standard">
      <style:text-properties fo:font-weight="normal" officeooo:rsid="001cae82" officeooo:paragraph-rsid="001cae82" style:font-weight-asian="normal" style:font-weight-complex="normal"/>
    </style:style>
    <style:style style:name="P7" style:family="paragraph" style:parent-style-name="Standard">
      <style:text-properties fo:font-weight="normal" officeooo:rsid="001dd902" officeooo:paragraph-rsid="001dd902" style:font-weight-asian="normal" style:font-weight-complex="normal"/>
    </style:style>
    <style:style style:name="P8" style:family="paragraph" style:parent-style-name="Standard">
      <style:text-properties fo:font-weight="normal" officeooo:rsid="001e23fe" officeooo:paragraph-rsid="001e23fe" style:font-weight-asian="normal" style:font-weight-complex="normal"/>
    </style:style>
    <style:style style:name="P9" style:family="paragraph" style:parent-style-name="Standard">
      <style:text-properties fo:font-weight="normal" officeooo:rsid="001ebc4b" officeooo:paragraph-rsid="001ebc4b" style:font-weight-asian="normal" style:font-weight-complex="normal"/>
    </style:style>
    <style:style style:name="P10" style:family="paragraph" style:parent-style-name="Standard">
      <style:text-properties officeooo:paragraph-rsid="001ebc4b"/>
    </style:style>
    <style:style style:name="P11" style:family="paragraph" style:parent-style-name="Standard">
      <style:text-properties fo:font-weight="bold" officeooo:rsid="00227f79" officeooo:paragraph-rsid="001ebc4b" style:font-weight-asian="bold" style:font-weight-complex="bold"/>
    </style:style>
    <style:style style:name="P12" style:family="paragraph" style:parent-style-name="Standard">
      <style:text-properties fo:font-weight="bold" officeooo:rsid="001e23fe" officeooo:paragraph-rsid="00261445" style:font-weight-asian="bold" style:font-weight-complex="bold"/>
    </style:style>
    <style:style style:name="P13" style:family="paragraph" style:parent-style-name="Standard">
      <style:text-properties fo:font-weight="bold" officeooo:rsid="00261445" officeooo:paragraph-rsid="001e23fe" style:font-weight-asian="bold" style:font-weight-complex="bold"/>
    </style:style>
    <style:style style:name="P14" style:family="paragraph" style:parent-style-name="Standard">
      <style:text-properties fo:font-weight="bold" officeooo:rsid="002fed2f" officeooo:paragraph-rsid="002fed2f" style:font-weight-asian="bold" style:font-weight-complex="bold"/>
    </style:style>
    <style:style style:name="P15" style:family="paragraph" style:parent-style-name="Standard">
      <style:text-properties fo:font-weight="normal" officeooo:rsid="00261445" officeooo:paragraph-rsid="00261445" style:font-weight-asian="normal" style:font-weight-complex="normal"/>
    </style:style>
    <style:style style:name="P16" style:family="paragraph" style:parent-style-name="Standard">
      <style:text-properties fo:font-weight="normal" officeooo:rsid="00236387" officeooo:paragraph-rsid="001cae82" style:font-weight-asian="normal" style:font-weight-complex="normal"/>
    </style:style>
    <style:style style:name="P17" style:family="paragraph" style:parent-style-name="Standard">
      <style:text-properties fo:font-weight="normal" officeooo:rsid="001cae82" officeooo:paragraph-rsid="00236387" style:font-weight-asian="normal" style:font-weight-complex="normal"/>
    </style:style>
    <style:style style:name="P18" style:family="paragraph" style:parent-style-name="Standard">
      <style:text-properties fo:font-weight="normal" officeooo:rsid="001cae82" officeooo:paragraph-rsid="001cae82" style:font-weight-asian="normal" style:font-weight-complex="normal"/>
    </style:style>
    <style:style style:name="P19" style:family="paragraph" style:parent-style-name="Standard">
      <style:text-properties fo:font-weight="normal" officeooo:rsid="0022aa54" officeooo:paragraph-rsid="0022aa54" style:font-weight-asian="normal" style:font-weight-complex="normal"/>
    </style:style>
    <style:style style:name="P20" style:family="paragraph" style:parent-style-name="Standard">
      <style:text-properties fo:font-weight="normal" officeooo:rsid="002fed2f" officeooo:paragraph-rsid="0022aa54" style:font-weight-asian="normal" style:font-weight-complex="normal"/>
    </style:style>
    <style:style style:name="P21" style:family="paragraph" style:parent-style-name="Standard">
      <style:text-properties fo:font-weight="normal" officeooo:rsid="002fed2f" officeooo:paragraph-rsid="002fed2f" style:font-weight-asian="normal" style:font-weight-complex="normal"/>
    </style:style>
    <style:style style:name="P22" style:family="paragraph" style:parent-style-name="Standard">
      <style:text-properties fo:font-weight="normal" officeooo:rsid="00306290" officeooo:paragraph-rsid="00306290" style:font-weight-asian="normal" style:font-weight-complex="normal"/>
    </style:style>
    <style:style style:name="P23" style:family="paragraph" style:parent-style-name="Standard">
      <style:text-properties officeooo:paragraph-rsid="001ebc4b"/>
    </style:style>
    <style:style style:name="P24" style:family="paragraph" style:parent-style-name="Standard">
      <style:text-properties officeooo:rsid="001cae82" officeooo:paragraph-rsid="001cae82"/>
    </style:style>
    <style:style style:name="P25" style:family="paragraph" style:parent-style-name="Standard">
      <style:text-properties officeooo:rsid="002b1fa4" officeooo:paragraph-rsid="002b1fa4"/>
    </style:style>
    <style:style style:name="T1" style:family="text">
      <style:text-properties fo:font-weight="bold" style:font-weight-asian="bold" style:font-weight-complex="bold"/>
    </style:style>
    <style:style style:name="T2" style:family="text">
      <style:text-properties fo:font-weight="bold" officeooo:rsid="00227f7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f1c5f" style:font-weight-asian="normal" style:font-weight-complex="normal"/>
    </style:style>
    <style:style style:name="T5" style:family="text">
      <style:text-properties fo:font-weight="normal" officeooo:rsid="00261445" style:font-weight-asian="normal" style:font-weight-complex="normal"/>
    </style:style>
    <style:style style:name="T6" style:family="text">
      <style:text-properties fo:font-weight="normal" officeooo:rsid="00278c8d" style:font-weight-asian="normal" style:font-weight-complex="normal"/>
    </style:style>
    <style:style style:name="T7" style:family="text">
      <style:text-properties fo:font-weight="normal" officeooo:rsid="0028d831" style:font-weight-asian="normal" style:font-weight-complex="normal"/>
    </style:style>
    <style:style style:name="T8" style:family="text">
      <style:text-properties fo:font-weight="normal" officeooo:rsid="002961c9" style:font-weight-asian="normal" style:font-weight-complex="normal"/>
    </style:style>
    <style:style style:name="T9" style:family="text">
      <style:text-properties fo:font-weight="normal" officeooo:rsid="002cce44" style:font-weight-asian="normal" style:font-weight-complex="normal"/>
    </style:style>
    <style:style style:name="T10" style:family="text">
      <style:text-properties officeooo:rsid="001f1c5f"/>
    </style:style>
    <style:style style:name="T11" style:family="text">
      <style:text-properties officeooo:rsid="0020a1ff"/>
    </style:style>
    <style:style style:name="T12" style:family="text">
      <style:text-properties officeooo:rsid="00227f79"/>
    </style:style>
    <style:style style:name="T13" style:family="text">
      <style:text-properties officeooo:rsid="0022aa54"/>
    </style:style>
    <style:style style:name="T14" style:family="text">
      <style:text-properties officeooo:rsid="00278c8d"/>
    </style:style>
    <style:style style:name="T15" style:family="text">
      <style:text-properties officeooo:rsid="0028d831"/>
    </style:style>
    <style:style style:name="T16" style:family="text">
      <style:text-properties officeooo:rsid="002961c9"/>
    </style:style>
    <style:style style:name="T17" style:family="text">
      <style:text-properties officeooo:rsid="002b1fa4"/>
    </style:style>
    <style:style style:name="T18" style:family="text">
      <style:text-properties officeooo:rsid="002cce44"/>
    </style:style>
    <style:style style:name="T19" style:family="text">
      <style:text-properties officeooo:rsid="002d8208"/>
    </style:style>
    <style:style style:name="T20" style:family="text">
      <style:text-properties officeooo:rsid="002e125e"/>
    </style:style>
    <style:style style:name="T21" style:family="text">
      <style:text-properties officeooo:rsid="002fed2f"/>
    </style:style>
    <style:style style:name="T22" style:family="text">
      <style:text-properties officeooo:rsid="0030629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Preliminary Report. </text:span></text:p>
      <text:p text:style-name="P24"><text:span text:style-name="T1">Project Overview (From brief) </text:span></text:p>
      <text:p text:style-name="P1"/>
      <text:p text:style-name="P1">Studnet name: <text:span text:style-name="T3">Juls Ruiz Ubago </text:span></text:p>
      <text:p text:style-name="P1">Student number: <text:span text:style-name="T3">2395506R</text:span></text:p>
      <text:p text:style-name="P1">Degree program: <text:span text:style-name="T3"><text:s/>Beng Electronics with Music</text:span></text:p>
      <text:p text:style-name="P6"><text:span text:style-name="T1">Working Title </text:span>: Live Music Performance over the net </text:p>
      <text:p text:style-name="P1">Name of Supervisor: <text:span text:style-name="T3">Nicholas Bailey</text:span></text:p>
      <text:p text:style-name="P1">Academic Year: <text:span text:style-name="T3"><text:s/>2024/2025</text:span></text:p>
      <text:p text:style-name="P1"><text:span text:style-name="T3"/></text:p>
      <text:p text:style-name="P2">Project Description (from brief) </text:p>
      <text:p text:style-name="P7">The recent SARS-2 (COVID-19) epidemic has spawned a number of popular video conferencing applications. While entirely suitable for conducting business meetings, their performance falls far short of enabling musicians to rehearse and perform together. This is for structural reasons: they are based on a client-server model which necessarily introduced delays unacceptable for music performance. The videos of ensemble performance one sees on the internet are always the result of the performers playing to a click-track and being mixed down subsequently. This project seeks to develop and deploy a practical internet-mediated rehearsal system based on non-specialist consumer-grade hardware. Combining low-latency audio transports such as Jack Trip (1) with low resolution, low-latency video coding techniques and a different network topology, it should be possible to deliver a system which comes far closer to satisfying the musician’s more exacting needs, particularly in relation to software performance, we would aim to deploy the system on single-board computers and test it with the cooperation of professional music practitioners. The system had potential to be used in music tuition and recreational remote performance post-COVID. </text:p>
      <text:p text:style-name="P7"/>
      <text:p text:style-name="P7"/>
      <text:p text:style-name="P17"/>
      <text:p text:style-name="P6"/>
      <text:p text:style-name="P6"/>
      <text:p text:style-name="P6"/>
      <text:p text:style-name="P16"/>
      <text:p text:style-name="P16"/>
      <text:p text:style-name="P16"/>
      <text:p text:style-name="P16"/>
      <text:p text:style-name="P16"/>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1. Introduction:</text:p>
      <text:p text:style-name="P12"><text:span text:style-name="T5">Since </text:span><text:span text:style-name="T3">the COVID-19 pandemic, several online platforms </text:span><text:span text:style-name="T5">ha</text:span><text:span text:style-name="T9">v</text:span><text:span text:style-name="T5">e been </text:span><text:span text:style-name="T3">created to allow remote interaction betweem peers. This allowed for business and education activities, such as meetings and lectures, to carry on despite having to stay at home. In the area of music, </text:span><text:span text:style-name="T6">however, </text:span><text:span text:style-name="T3">most of the </text:span><text:span text:style-name="T6">commonly used </text:span><text:span text:style-name="T3">app</text:span><text:span text:style-name="T6">s, such as </text:span><text:span text:style-name="T3">Zoom or Teams, </text:span><text:span text:style-name="T6">do not</text:span><text:span text:style-name="T3"> provide the experience of a live rehearsal or performance. </text:span></text:p>
      <text:p text:style-name="P13"/>
      <text:p text:style-name="P15">This is mainly because their client-server models do not prioritize low-latency communication. This <text:span text:style-name="T14">causes</text:span> delays in real-time streaming that make it un<text:span text:style-name="T14">suitable </text:span>for online performances and rehearsals. Although online performances have been carried out, these are mostly pre-recorde<text:span text:style-name="T14">d</text:span> to a click-track, lacking the sense of interactivity of live music. </text:p>
      <text:p text:style-name="P9"/>
      <text:p text:style-name="P3">Solution: <text:span text:style-name="T3">This project </text:span><text:span text:style-name="T6">a</text:span><text:span text:style-name="T3">im</text:span><text:span text:style-name="T6">s </text:span><text:span text:style-name="T3">to develop an online service specifically design for musicians. Focus</text:span><text:span text:style-name="T6">ed</text:span><text:span text:style-name="T3"> on reducing audio streaming latency, and providing a real-time audiovisual experience, while using consumer-friendly hardware </text:span><text:span text:style-name="T5">available for the average consumer. I will aim to provide this service using Linux communication protocols and external audio and video processing libraries </text:span><text:span text:style-name="T6">to achieve real time communication. </text:span></text:p>
      <text:p text:style-name="P3"><text:span text:style-name="T3"/></text:p>
      <text:p text:style-name="P3">2. Aims and Objectives:</text:p>
      <text:p text:style-name="P3"><text:s/><text:span text:style-name="T3">. </text:span><text:span text:style-name="T4">Primary aim: </text:span><text:span text:style-name="T7">to d</text:span><text:span text:style-name="T4">evelop a platform for musicians to rehearse and perform from remote locations, </text:span><text:span text:style-name="T7">with low-latency audiovisual transmission</text:span><text:span text:style-name="T4">. The main focus will be </text:span><text:span text:style-name="T7">on minimizing communication delays</text:span><text:span text:style-name="T4"> </text:span><text:span text:style-name="T8">to</text:span><text:span text:style-name="T4"> provide a user-friendly real-time experience </text:span><text:span text:style-name="T8">for easy-access</text:span><text:span text:style-name="T7"> hardware. </text:span></text:p>
      <text:p text:style-name="P10"><text:s/></text:p>
      <text:p text:style-name="P10">. <text:span text:style-name="T10">Core Objectives: </text:span></text:p>
      <text:p text:style-name="P10"><text:tab/>. <text:span text:style-name="T10">Research similar services already on the market </text:span><text:span text:style-name="T11">(such as Jamulus, JamKazam or NinJam)</text:span><text:span text:style-name="T10">, and get familiar with Linux protocols </text:span><text:span text:style-name="T11">and libraries (UDP sockets for network transmission, ALSA for audio processing, JackTrip for low-latency audio transmission; or WebRTC for real-time peer-to-peer communication) <text:s/></text:span></text:p>
      <text:p text:style-name="P10"/>
      <text:p text:style-name="P10"><text:tab/>. <text:span text:style-name="T11">Create a prototype platform that implements low-latency, low-resolution audiovisual streaming. </text:span><text:span text:style-name="T15">Focus on ensuring </text:span><text:span text:style-name="T16">satisfactory performance </text:span><text:span text:style-name="T15">on a closed network for a </text:span><text:span text:style-name="T16">limited number</text:span><text:span text:style-name="T15"> of connections. </text:span></text:p>
      <text:p text:style-name="P10"/>
      <text:p text:style-name="P10"><text:tab/>.<text:span text:style-name="T16">I</text:span><text:span text:style-name="T15">mplement </text:span><text:span text:style-name="T16">and test </text:span><text:span text:style-name="T15">different communication structures (UDP </text:span><text:span text:style-name="T16">vs TCP)</text:span><text:span text:style-name="T15"> and services (WebRTC, JackTrip) </text:span></text:p>
      <text:p text:style-name="P10"/>
      <text:p text:style-name="P10"><text:tab/>. <text:span text:style-name="T15">Test and improve prototype platform to enhance performance and make it suitable for </text:span><text:span text:style-name="T16">more simultaneous connections, p</text:span><text:span text:style-name="T15">rioritazing low-latency communication. </text:span><text:span text:style-name="T16">Also, </text:span><text:span text:style-name="T15">gather information on user feedback and audiovisual quality for further development. </text:span></text:p>
      <text:p text:style-name="P10"/>
      <text:p text:style-name="P10"><text:tab/>.<text:span text:style-name="T16">Develop a user-friendly interface, to facilitate easy setup and use. </text:span></text:p>
      <text:p text:style-name="P9"/>
      <text:p text:style-name="P3"><text:span text:style-name="T3"/></text:p>
      <text:p text:style-name="P11">3. Contingency Planning:</text:p>
      <text:p text:style-name="P9"><text:span text:style-name="T2"><text:s/></text:span><text:span text:style-name="T12">. Technical </text:span><text:span text:style-name="T17">challenges</text:span><text:span text:style-name="T12">: transmission tools </text:span><text:span text:style-name="T17">might</text:span><text:span text:style-name="T12"> not meet the expected performance requirements. Solution: explore other audio transmission methods and possible hybrid approaches. (JackTrip or PulseAudio). </text:span></text:p>
      <text:p text:style-name="P9"/>
      <text:p text:style-name="P9">. <text:span text:style-name="T18">Network protocols related problems: If the chosen UDP communication protocols do not perform as expected,</text:span><text:span text:style-name="T12"> </text:span><text:span text:style-name="T13">compare performance of UDP and TCP communication protocols to test latency and general reliability. </text:span></text:p>
      <text:p text:style-name="P9"/>
      <text:p text:style-name="P9"><text:soft-page-break/>. <text:span text:style-name="T13">Fallback </text:span><text:span text:style-name="T18">strategy</text:span><text:span text:style-name="T13">: </text:span><text:span text:style-name="T18">Low-latency transmission of both audio and video data, might become </text:span><text:span text:style-name="T19">unmanageable </text:span><text:span text:style-name="T18">for mult</text:span><text:span text:style-name="T19">iple simultaneous transmissions</text:span><text:span text:style-name="T18">. In that case I will</text:span><text:span text:style-name="T13"> prioritize quality audio transmission, with a lower resolution video stream, or even offer video transmission as an optional feature. </text:span></text:p>
      <text:p text:style-name="P8"/>
      <text:p text:style-name="P8">. <text:span text:style-name="T13">Testing </text:span><text:span text:style-name="T18">limitations</text:span><text:span text:style-name="T13">: </text:span><text:span text:style-name="T18">One of the main challenges when testing might be finding multiple musicians available or how the program interacts with their set-up. In this case I will test the platform using recordings or simple voice set-ups. </text:span></text:p>
      <text:p text:style-name="P8"/>
      <text:p text:style-name="P8"/>
      <text:p text:style-name="P4">4. Resources:</text:p>
      <text:p text:style-name="P19">. <text:span text:style-name="T19">Software: C++ development </text:span><text:span text:style-name="T21">environment</text:span><text:span text:style-name="T19">; Linux operating system for easier protocol implementation; Linux-based tools and libraries for communication and data processing (UDP libraries, ALSA, etc.)</text:span></text:p>
      <text:p text:style-name="P19"/>
      <text:p text:style-name="P19">.<text:span text:style-name="T19">Hardware: several computers to test communication and overall functionability (instead of single-board computers due to lack of accessibility and potential delivery delays). Audio peripherals such as USB microphones and headphones for initial testing; and simple external sound cards for further development. </text:span></text:p>
      <text:p text:style-name="P19"/>
      <text:p text:style-name="P19">.<text:span text:style-name="T19">Network: Access to a local network for initial test and evaluation in a controlled environment. </text:span><text:span text:style-name="T20">Software that can accurately measure latency in connection (Network Performance Monitor). </text:span></text:p>
      <text:p text:style-name="P19"/>
      <text:p text:style-name="P19">.<text:span text:style-name="T20">Human resources: Different collaborators to test the platform at different stages of development; and access to communities willing to test the final product and provide feedback. </text:span></text:p>
      <text:p text:style-name="P20"/>
      <text:p text:style-name="P14">5. Risk Assessment:</text:p>
      <text:p text:style-name="P21"/>
      <text:p text:style-name="P21">Since this project is fully computer based, there are few risks when it comes to experimentation and hardware handling. There are related risks that need to be taken into account such us prolonged screen exposure, <text:span text:style-name="T22">causing headaches or other health issues related to posture or proper hydration. </text:span></text:p>
      <text:p text:style-name="P22">Since this is also a music related project, there is risk to damage hearing due to high volues or unexpected noises, which need to be controlled and accounted for. </text:p>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0T11:56:55.904681254</meta:creation-date>
    <dc:date>2024-11-11T11:26:38.172235626</dc:date>
    <meta:editing-duration>PT2H46M53S</meta:editing-duration>
    <meta:editing-cycles>10</meta:editing-cycles>
    <meta:generator>LibreOffice/24.2.6.2$Linux_X86_64 LibreOffice_project/420$Build-2</meta:generator>
    <meta:document-statistic meta:table-count="0" meta:image-count="0" meta:object-count="0" meta:page-count="3" meta:paragraph-count="36" meta:word-count="897" meta:character-count="6294" meta:non-whitespace-character-count="5396"/>
  </office:meta>
</office:document-meta>
</file>